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stroke-linejoin="miter" draw:fill="solid" draw:fill-color="#00ff6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stroke-linejoin="miter" draw:fill="solid" draw:fill-color="#99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stroke-linejoin="miter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stroke-linejoin="miter" draw:fill="solid" draw:fill-color="#66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svg:stroke-color="#000000" draw:fill="solid" draw:fill-color="#66ff99" draw:textarea-vertical-align="middle"/>
    </style:style>
    <style:style style:name="gr8" style:family="graphic" style:parent-style-name="standard">
      <style:graphic-properties draw:stroke="none" svg:stroke-color="#000000" draw:stroke-linejoin="miter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ff66" draw:textarea-vertical-align="middle"/>
    </style:style>
    <style:style style:name="gr10" style:family="graphic" style:parent-style-name="standard">
      <style:graphic-properties draw:stroke="none" svg:stroke-color="#000000" draw:fill="solid" draw:fill-color="#66ff99" draw:textarea-vertical-align="middle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4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.957cm" fo:text-align="start" fo:text-indent="-0.016cm"/>
      <style:text-properties fo:font-size="12pt" style:font-size-asian="12pt" style:font-size-complex="12pt"/>
    </style:style>
    <style:style style:name="P7" style:family="paragraph">
      <style:paragraph-properties fo:margin-left="0cm" fo:margin-right="0.957cm" fo:text-align="start" fo:text-indent="-0.016cm"/>
    </style:style>
    <style:style style:name="P8" style:family="paragraph">
      <style:paragraph-properties fo:margin-left="0cm" fo:margin-right="0.965cm" fo:margin-top="0cm" fo:margin-bottom="0cm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.957cm" fo:text-indent="-0.016cm"/>
    </style:style>
    <style:style style:name="P10" style:family="paragraph">
      <style:paragraph-properties fo:margin-left="0cm" fo:margin-right="0.957cm" fo:text-align="center" fo:text-indent="-0.016cm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2.438cm" svg:x="6.891cm" svg:y="9.071cm">
          <text:p text:style-name="P1"><text:span text:style-name="T1">IP Header</text:span></text:p>
          <text:p text:style-name="P1"><text:span text:style-name="T1"/></text:p>
          <text:p text:style-name="P1"><text:span text:style-name="T2">Source IP</text:span></text:p>
          <text:p text:style-name="P1"><text:span text:style-name="T2">Dest 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81cm" svg:height="2.438cm" svg:x="3.208cm" svg:y="12.24cm">
          <text:p text:style-name="P1"><text:span text:style-name="T1">Link Header</text:span></text:p>
          <text:p text:style-name="P1"><text:span text:style-name="T1"/></text:p>
          <text:p text:style-name="P1"><text:span text:style-name="T2">Src MAC Addr</text:span></text:p>
          <text:p text:style-name="P1"><text:span text:style-name="T2">Dest MAC 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07cm" svg:height="2.413cm" svg:x="13.341cm" svg:y="2.842cm">
          <text:p text:style-name="P2">Messag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0.599cm" svg:height="0.64cm" svg:x="10.863cm" svg:y="13.227cm">
          <draw:text-box>
            <text:p><text:span text:style-name="T3">.</text:span></text:p>
          </draw:text-box>
        </draw:frame>
        <draw:frame draw:style-name="gr4" draw:text-style-name="P4" draw:layer="layout" svg:width="11.974cm" svg:height="1.195cm" svg:x="6.982cm" svg:y="0.712cm">
          <draw:text-box>
            <text:p><text:span text:style-name="T4">Network Packet Encapsulation</text:span></text:p>
          </draw:text-box>
        </draw:frame>
        <draw:custom-shape draw:style-name="gr5" draw:text-style-name="P5" draw:layer="layout" svg:width="6.985cm" svg:height="2.413cm" svg:x="9.431cm" svg:y="5.89cm">
          <text:p text:style-name="P5"><text:span text:style-name="T1">TCP Header</text:span></text:p>
          <text:p text:style-name="P5"><text:span text:style-name="T2">Source Port,</text:span></text:p>
          <text:p text:style-name="P5"><text:span text:style-name="T2">Destination Port,</text:span></text:p>
          <text:p text:style-name="P5"><text:span text:style-name="T2">Seq#, checksum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18cm" svg:height="2.413cm" svg:x="13.368cm" svg:y="5.89cm">
          <text:p text:style-name="P2">TCP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597cm" svg:height="1.675cm" svg:x="19.894cm" svg:y="3.286cm">
          <draw:text-box>
            <text:p text:style-name="P2">Application</text:p>
            <text:p text:style-name="P2">Message</text:p>
          </draw:text-box>
        </draw:frame>
        <draw:frame draw:style-name="gr4" draw:layer="layout" svg:width="3.194cm" svg:height="1.675cm" svg:x="20.129cm" svg:y="6.461cm">
          <draw:text-box>
            <text:p text:style-name="P2">Transport</text:p>
            <text:p text:style-name="P2">Segment</text:p>
          </draw:text-box>
        </draw:frame>
        <draw:frame draw:style-name="gr4" draw:layer="layout" svg:width="2.813cm" svg:height="1.675cm" svg:x="20.383cm" svg:y="9.763cm">
          <draw:text-box>
            <text:p>Network</text:p>
            <text:p><text:s/>Packet</text:p>
          </draw:text-box>
        </draw:frame>
        <draw:frame draw:style-name="gr6" draw:layer="layout" svg:width="2.413cm" svg:height="1.675cm" svg:x="20.656cm" svg:y="12.684cm">
          <draw:text-box>
            <text:p><text:s/>Link</text:p>
            <text:p>Frame</text:p>
          </draw:text-box>
        </draw:frame>
        <draw:rect draw:style-name="gr7" draw:text-style-name="P2" draw:layer="layout" svg:width="8.255cm" svg:height="2.438cm" svg:x="9.393cm" svg:y="9.065cm">
          <text:p/>
        </draw:rect>
        <draw:custom-shape draw:style-name="gr8" draw:text-style-name="P2" draw:layer="layout" svg:width="4.318cm" svg:height="2.362cm" svg:x="13.305cm" svg:y="9.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606cm" svg:height="0.963cm" svg:x="12.121cm" svg:y="9.828cm">
          <draw:text-box>
            <text:p text:style-name="P2">IP Data</text:p>
          </draw:text-box>
        </draw:frame>
        <draw:rect draw:style-name="gr9" draw:text-style-name="P2" draw:layer="layout" svg:width="10.795cm" svg:height="2.438cm" svg:x="6.853cm" svg:y="12.24cm">
          <text:p/>
        </draw:rect>
        <draw:rect draw:style-name="gr10" draw:text-style-name="P2" draw:layer="layout" svg:width="8.255cm" svg:height="2.388cm" svg:x="9.393cm" svg:y="12.265cm">
          <text:p/>
        </draw:rect>
        <draw:custom-shape draw:style-name="gr8" draw:text-style-name="P2" draw:layer="layout" svg:width="4.318cm" svg:height="2.362cm" svg:x="13.279cm" svg:y="12.2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851cm" svg:height="0.963cm" svg:x="10.241cm" svg:y="12.928cm">
          <draw:text-box>
            <text:p text:style-name="P2">Frame Data</text:p>
          </draw:text-box>
        </draw:frame>
        <draw:frame draw:style-name="gr11" draw:text-style-name="P1" draw:layer="layout" svg:width="2.54cm" svg:height="2.147cm" svg:x="17.648cm" svg:y="12.348cm">
          <draw:text-box>
            <text:p text:style-name="P1"><text:span text:style-name="T1">Link</text:span></text:p>
            <text:p text:style-name="P1"><text:span text:style-name="T1">Footer</text:span></text:p>
            <text:p text:style-name="P1"><text:span text:style-name="T1"/></text:p>
            <text:p text:style-name="P1"><text:span text:style-name="T2">Checksum</text:span></text:p>
          </draw:text-box>
        </draw:frame>
        <draw:custom-shape draw:style-name="gr12" draw:text-style-name="P6" draw:layer="layout" svg:width="8.001cm" svg:height="2.667cm" svg:x="1.605cm" svg:y="2.542cm">
          <text:p/>
          <draw:enhanced-geometry svg:viewBox="0 0 21600 21600" draw:mirror-horizontal="true" draw:mirror-vertical="false" draw:type="line-callout-3" draw:modifiers="-8475.88102974257 8144.52773613193 -674.831292176956 4493.253373313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3" draw:text-style-name="P7" draw:layer="layout" svg:width="8.763cm" svg:height="2.274cm" svg:x="1.733cm" svg:y="2.796cm">
          <draw:text-box>
            <text:p text:style-name="P7"><text:span text:style-name="T2">Note: if the message is too big for one transport segment, it will be broken up and put into multiple segments, each of which will be sent separately.</text:span></text:p>
          </draw:text-box>
        </draw:frame>
        <draw:custom-shape draw:style-name="gr12" draw:text-style-name="P8" draw:layer="layout" svg:width="4.699cm" svg:height="4.699cm" svg:x="0.951cm" svg:y="6.733cm">
          <text:p/>
          <draw:enhanced-geometry svg:viewBox="0 0 21600 21600" draw:mirror-horizontal="true" draw:mirror-vertical="false" draw:type="line-callout-3" draw:modifiers="-1135.14893617021 3354.89361702128 -1148.93617021277 2550.63829787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9" draw:layer="layout" svg:width="5.734cm" svg:height="4.517cm" svg:x="0.952cm" svg:y="6.86cm">
          <draw:text-box>
            <text:p text:style-name="P8">One Network packet is</text:p>
            <text:p text:style-name="P8">used for the entire trip.</text:p>
            <text:p text:style-name="P8">The Source port and</text:p>
            <text:p text:style-name="P8">IP refer to the original</text:p>
            <text:p text:style-name="P8">Sending computer, </text:p>
            <text:p text:style-name="P8">and the destination</text:p>
            <text:p text:style-name="P8">port and IP refer to </text:p>
            <text:p text:style-name="P8">the final <text:s/>destination</text:p>
            <text:p text:style-name="P8">computer.</text:p>
          </draw:text-box>
        </draw:frame>
        <draw:line draw:style-name="gr14" draw:text-style-name="P10" draw:layer="layout" svg:x1="5.797cm" svg:y1="8.874cm" svg:x2="6.813cm" svg:y2="9.146cm">
          <text:p/>
        </draw:line>
        <draw:line draw:style-name="gr14" draw:text-style-name="P10" draw:layer="layout" svg:x1="5.797cm" svg:y1="8.366cm" svg:x2="9.099cm" svg:y2="7.876cm">
          <text:p/>
        </draw:line>
        <draw:custom-shape draw:style-name="gr12" draw:text-style-name="P6" draw:layer="layout" svg:width="10.668cm" svg:height="2.159cm" svg:x="1.098cm" svg:y="15.351cm">
          <text:p/>
          <draw:enhanced-geometry svg:viewBox="0 0 21600 21600" draw:mirror-horizontal="true" draw:mirror-vertical="false" draw:type="line-callout-3" draw:modifiers="-2577.26122410723 -3260 -504.114724903927 55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9" draw:layer="layout" svg:width="11.534cm" svg:height="1.673cm" svg:x="1.225cm" svg:y="15.605cm">
          <draw:text-box>
            <text:p text:style-name="P8">A new frame is built for every “hop” along the way. <text:s/></text:p>
            <text:p text:style-name="P8">The src and destination addresses refer to the </text:p>
            <text:p text:style-name="P8">computers/routers along that segment of the network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linecap="round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8cm" fo:margin-bottom="3.257cm" fo:margin-left="0.082cm" fo:margin-right="0cm" fo:page-width="25.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tty Brown</meta:initial-creator>
    <meta:creation-date>2013-12-20T09:26:42.61</meta:creation-date>
    <dc:date>2013-12-29T14:24:30.55</dc:date>
    <dc:creator>Betty Brown</dc:creator>
    <meta:editing-duration>P8DT22H48M</meta:editing-duration>
    <meta:editing-cycles>12</meta:editing-cycles>
    <meta:generator>OpenOffice/4.0.1$Win32 OpenOffice.org_project/401m5$Build-9714</meta:generator>
    <meta:document-statistic meta:object-count="27"/>
  </office:meta>
</office:document-meta>
</file>